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ablebloc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3T18:57:09.877274787</meta:creation-date>
    <dc:date>2025-05-01T09:41:35.375505958</dc:date>
    <meta:editing-duration>PT37M44S</meta:editing-duration>
    <meta:editing-cycles>4</meta:editing-cycles>
    <meta:generator>LibreOffice/24.2.7.2$Linux_X86_64 LibreOffice_project/420$Build-2</meta:generator>
    <meta:keyword>ODT template table</meta:keyword>
    <meta:keyword>RichTable styled cells document generation formatting</meta:keyword>
    <dc:coverage>This sample demonstrates how to dynamically generate and style tables with different background colors, text formatting, and layout options using the ODT Template Engine for PHP. It shows multiple rows with project details and highlights important information.</dc:coverage>
    <dc:publisher>Walter Dietz</dc:publisher>
    <dc:source>https://github.com/WaltDietzney/odt-template-engine</dc:source>
    <dc:subject>Demonstration of styled tables with RichTable and RichTableCell elements</dc:subject>
    <dc:title>Sample 11 - Advanced Styled Table Generation</dc:title>
    <meta:document-statistic meta:table-count="0" meta:image-count="0" meta:object-count="0" meta:page-count="1" meta:paragraph-count="1" meta:word-count="1" meta:character-count="14" meta:non-whitespace-character-count="14"/>
  </office:meta>
</office:document-meta>
</file>